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08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>
            <text:p>Marca clase</text:p>
          </table:table-cell>
          <table:table-cell office:value-type="string">
            <text:p>F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]*[.D2]" office:value-type="float" office:value="10">
            <text:p>10</text:p>
          </table:table-cell>
          <table:table-cell table:formula="of:=NORMDIST([.B2];36.2;13.18;1)-NORMDIST([.A2];36.2;13.18;1)" office:value-type="float" office:value="0.0204026088099835">
            <text:p>0.0204026</text:p>
          </table:table-cell>
          <table:table-cell table:formula="of:=100*[.F2]" office:value-type="float" office:value="2.04026088099835">
            <text:p>2.04</text:p>
          </table:table-cell>
          <table:table-cell/>
          <table:table-cell table:formula="of:=([.C2]-[.G2])^2/[.G2]" office:value-type="float" office:value="0.000794476115216386">
            <text:p>0</text:p>
          </table:table-cell>
        </table:table-row>
        <table:table-row table:style-name="ro1">
          <table:table-cell table:formula="of:=[.B2]" office:value-type="float" office:value="10">
            <text:p>10</text:p>
          </table:table-cell>
          <table:table-cell table:formula="of:=[.A3]+10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C3]*[.D3]" office:value-type="float" office:value="150">
            <text:p>150</text:p>
          </table:table-cell>
          <table:table-cell table:formula="of:=NORMDIST([.B3];36.2;13.18;1)-NORMDIST([.A3];36.2;13.18;1)" office:value-type="float" office:value="0.0860970212534313">
            <text:p>0.0860970</text:p>
          </table:table-cell>
          <table:table-cell table:formula="of:=100*[.F3]" office:value-type="float" office:value="8.60970212534313">
            <text:p>8.61</text:p>
          </table:table-cell>
          <table:table-cell/>
          <table:table-cell table:formula="of:=([.C3]-[.G3])^2/[.G3]" office:value-type="float" office:value="0.224505813573471">
            <text:p>0.22</text:p>
          </table:table-cell>
        </table:table-row>
        <table:table-row table:style-name="ro1">
          <table:table-cell table:formula="of:=[.B3]" office:value-type="float" office:value="20">
            <text:p>20</text:p>
          </table:table-cell>
          <table:table-cell table:formula="of:=[.A4]+10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[.C4]*[.D4]" office:value-type="float" office:value="400">
            <text:p>400</text:p>
          </table:table-cell>
          <table:table-cell table:formula="of:=NORMDIST([.B4];36.2;13.18;1)-NORMDIST([.A4];36.2;13.18;1)" office:value-type="float" office:value="0.209520576211951">
            <text:p>0.2095206</text:p>
          </table:table-cell>
          <table:table-cell table:formula="of:=100*[.F4]" office:value-type="float" office:value="20.9520576211951">
            <text:p>20.95</text:p>
          </table:table-cell>
          <table:table-cell/>
          <table:table-cell table:formula="of:=([.C4]-[.G4])^2/[.G4]" office:value-type="float" office:value="1.17042798979464">
            <text:p>1.17</text:p>
          </table:table-cell>
        </table:table-row>
        <table:table-row table:style-name="ro1">
          <table:table-cell table:formula="of:=[.B4]" office:value-type="float" office:value="30">
            <text:p>30</text:p>
          </table:table-cell>
          <table:table-cell table:formula="of:=[.A5]+10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formula="of:=[.C5]*[.D5]" office:value-type="float" office:value="1330">
            <text:p>1330</text:p>
          </table:table-cell>
          <table:table-cell table:formula="of:=NORMDIST([.B5];36.2;13.18;1)-NORMDIST([.A5];36.2;13.18;1)" office:value-type="float" office:value="0.29441626446527">
            <text:p>0.2944163</text:p>
          </table:table-cell>
          <table:table-cell table:formula="of:=100*[.F5]" office:value-type="float" office:value="29.441626446527">
            <text:p>29.44</text:p>
          </table:table-cell>
          <table:table-cell/>
          <table:table-cell table:formula="of:=([.C5]-[.G5])^2/[.G5]" office:value-type="float" office:value="2.48782987630857">
            <text:p>2.49</text:p>
          </table:table-cell>
        </table:table-row>
        <table:table-row table:style-name="ro1">
          <table:table-cell table:formula="of:=[.B5]" office:value-type="float" office:value="40">
            <text:p>40</text:p>
          </table:table-cell>
          <table:table-cell table:formula="of:=[.A6]+10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formula="of:=[.C6]*[.D6]" office:value-type="float" office:value="855">
            <text:p>855</text:p>
          </table:table-cell>
          <table:table-cell table:formula="of:=NORMDIST([.B6];36.2;13.18;1)-NORMDIST([.A6];36.2;13.18;1)" office:value-type="float" office:value="0.239012230961241">
            <text:p>0.2390122</text:p>
          </table:table-cell>
          <table:table-cell table:formula="of:=100*[.F6]" office:value-type="float" office:value="23.9012230961241">
            <text:p>23.9</text:p>
          </table:table-cell>
          <table:table-cell/>
          <table:table-cell table:formula="of:=([.C6]-[.G6])^2/[.G6]" office:value-type="float" office:value="1.00505265949656">
            <text:p>1.01</text:p>
          </table:table-cell>
        </table:table-row>
        <table:table-row table:style-name="ro1">
          <table:table-cell table:formula="of:=[.B6]" office:value-type="float" office:value="50">
            <text:p>50</text:p>
          </table:table-cell>
          <table:table-cell table:formula="of:=[.A7]+10"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formula="of:=[.C7]*[.D7]" office:value-type="float" office:value="1100">
            <text:p>1100</text:p>
          </table:table-cell>
          <table:table-cell table:formula="of:=NORMDIST([.B7];36.2;13.18;1)-NORMDIST([.A7];36.2;13.18;1)" office:value-type="float" office:value="0.112062916305398">
            <text:p>0.1120629</text:p>
          </table:table-cell>
          <table:table-cell table:formula="of:=100*[.F7]" office:value-type="float" office:value="11.2062916305398">
            <text:p>11.21</text:p>
          </table:table-cell>
          <table:table-cell/>
          <table:table-cell table:formula="of:=([.C7]-[.G7])^2/[.G7]" office:value-type="float" office:value="6.90052601133221">
            <text:p>6.9</text:p>
          </table:table-cell>
        </table:table-row>
        <table:table-row table:style-name="ro1">
          <table:table-cell table:formula="of:=[.B7]" office:value-type="float" office:value="60">
            <text:p>60</text:p>
          </table:table-cell>
          <table:table-cell table:formula="of:=[.A8]+10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[.C8]*[.D8]" office:value-type="float" office:value="325">
            <text:p>325</text:p>
          </table:table-cell>
          <table:table-cell table:formula="of:=NORMDIST([.B8];36.2;13.18;1)-NORMDIST([.A8];36.2;13.18;1)" office:value-type="float" office:value="0.0303110715650634">
            <text:p>0.0303111</text:p>
          </table:table-cell>
          <table:table-cell table:formula="of:=100*[.F8]" office:value-type="float" office:value="3.03110715650634">
            <text:p>3.03</text:p>
          </table:table-cell>
          <table:table-cell/>
          <table:table-cell table:formula="of:=([.C8]-[.G8])^2/[.G8]" office:value-type="float" office:value="1.27891850370234">
            <text:p>1.28</text:p>
          </table:table-cell>
        </table:table-row>
        <table:table-row table:style-name="ro1">
          <table:table-cell table:number-columns-repeated="5"/>
          <table:table-cell table:style-name="ce2" table:formula="of:=SUM([.F2:.F8])" office:value-type="float" office:value="0.991822689572338">
            <text:p>0.9918</text:p>
          </table:table-cell>
          <table:table-cell table:style-name="ce3" table:formula="of:=SUM([.G2:.G8])" office:value-type="float" office:value="99.1822689572338">
            <text:p>99.18</text:p>
          </table:table-cell>
          <table:table-cell/>
          <table:table-cell table:formula="of:=SUM([.I2:.I8])" office:value-type="float" office:value="13.068055330323">
            <text:p>13.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3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0T13:32:28</meta:creation-date>
    <dc:date>2009-06-23T13:01:21</dc:date>
    <meta:editing-duration>PT00H43M43S</meta:editing-duration>
    <meta:editing-cycles>3</meta:editing-cycles>
    <meta:generator>OpenOffice.org/3.1$Linux OpenOffice.org_project/310m11$Build-9399</meta:generator>
    <meta:document-statistic meta:table-count="3" meta:cell-count="61" meta:object-count="0"/>
  </office:meta>
</office:document-meta>
</file>